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alibri" fo:font-weight="bold" style:font-weight-asian="bold" style:font-weight-complex="bold"/>
    </style:style>
    <style:style style:name="P3" style:family="paragraph" style:parent-style-name="Standard">
      <style:paragraph-properties fo:margin-left="0.741cm" fo:margin-right="0.741cm" fo:text-align="start" style:justify-single-word="false" fo:text-indent="0cm" style:auto-text-indent="false"/>
      <style:text-properties style:font-name="Calibri" fo:font-weight="normal" style:font-weight-asian="normal" style:font-weight-complex="normal"/>
    </style:style>
    <style:style style:name="P4" style:family="paragraph" style:parent-style-name="Standard">
      <style:paragraph-properties fo:margin-left="0.741cm" fo:margin-right="0.741cm" fo:text-align="center" style:justify-single-word="false" fo:text-indent="0cm" style:auto-text-indent="false"/>
      <style:text-properties style:font-name="Calibri"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margin-left="0.741cm" fo:margin-right="0.741cm" fo:text-align="start" style:justify-single-word="false" fo:text-indent="0cm" style:auto-text-indent="false"/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margin-left="0.741cm" fo:margin-right="0.741cm" fo:text-align="start" style:justify-single-word="false" fo:text-indent="0cm" style:auto-text-indent="false"/>
    </style:style>
    <style:style style:name="T1" style:family="text">
      <style:text-properties style:font-name="Calibri"/>
    </style:style>
    <style:style style:name="T2" style:family="text">
      <style:text-properties style:font-name="Calibri" fo:font-style="normal" style:font-style-asian="normal" style:font-style-complex="normal"/>
    </style:style>
    <style:style style:name="T3" style:family="text"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Calibri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TEMA 7 PROYECTO DIGITALIZACIÓN</text:p>
      <text:p text:style-name="P2"/>
      <text:p text:style-name="P2">1. PRESENTACIÓN DE LA EMPRESA </text:p>
      <text:p text:style-name="P2">TECHNOVA SOLUTIONS (FICTICIA)</text:p>
      <text:p text:style-name="P2"/>
      <text:p text:style-name="P3">TechNova Solutions es una empresa ficticia dedicada al desarrollo y consultoría de soluciones tecnológicas. Fundada en 2010 y con 100 empleados, se posiciona en el mercado como un aliado estratégico para pequeñas y medianas empresas que desean modernizar sus procesos internos y mejorar la experiencia del cliente. Actualmente, la empresa enfrenta retos en áreas clave como la gestión de relaciones con clientes, la administración interna, la comunicación interna y la integración de sistemas de información. </text:p>
      <text:p text:style-name="P3"/>
      <text:p text:style-name="P4">2. CÓMO CREAR UNA PROPUESTA ÚNICA DE VALOR PARA TU NEGOCIO </text:p>
      <text:p text:style-name="P4"/>
      <text:p text:style-name="P6"><text:span text:style-name="Strong_20_Emphasis"><text:span text:style-name="T2">Problemas:</text:span></text:span><text:span text:style-name="T3"><text:line-break/>Las empresas enfrentan dificultades como la dispersión de la información en múltiples sistemas, procesos administrativos manuales y lentos, y una comunicación fragmentada con sus clientes, lo que genera demoras en la toma de decisiones y pérdida de oportunidades.</text:span></text:p>
      <text:p text:style-name="P6"><text:span text:style-name="Strong_20_Emphasis"><text:span text:style-name="T1">Soluciones:</text:span></text:span><text:span text:style-name="T1"><text:line-break/>Implementar un sistema integrado que combine CRM, ERP y herramientas de automatización (RPA) para centralizar la información y optimizar procesos. Además, incorporar tecnologías emergentes como inteligencia artificial y análisis de Big Data para mejorar la toma de decisiones en tiempo real.</text:span></text:p>
      <text:p text:style-name="P6"><text:span text:style-name="Strong_20_Emphasis"><text:span text:style-name="T1">Ventaja Diferencial:</text:span></text:span><text:span text:style-name="T1"><text:line-break/>Nuestra solución se destaca por su alto grado de personalización y adaptación a las necesidades específicas de cada empresa, ofreciendo un acompañamiento estratégico y formación continua para garantizar una transición fluida hacia la digitalización.</text:span></text:p>
      <text:p text:style-name="P6"><text:span text:style-name="Strong_20_Emphasis"><text:span text:style-name="T1">Propuesta de Valor:</text:span></text:span><text:span text:style-name="T1"><text:line-break/>Brindamos una transformación digital integral que impulsa la eficiencia operativa, mejora la experiencia del cliente y refuerza la competitividad en el mercado. Con la integración de sistemas y la automatización de procesos, las empresas pueden operar de manera más ágil y responder eficazmente a los cambios del entorno.</text:span></text:p>
      <text:p text:style-name="P6"><text:span text:style-name="Strong_20_Emphasis"><text:span text:style-name="T1">Canales:</text:span></text:span><text:span text:style-name="T1"><text:line-break/>La implementación se realizará a través de consultorías especializadas, plataformas digitales y soporte técnico continuo, permitiendo el acceso a la solución tanto de forma remota como presencial.</text:span></text:p>
      <text:p text:style-name="P6"><text:span text:style-name="Strong_20_Emphasis"><text:span text:style-name="T1">Métricas Clave:</text:span></text:span><text:span text:style-name="T1"><text:line-break/>Se evaluará el impacto mediante indicadores como el incremento en la retención de clientes, la reducción en tiempos de respuesta y mejoras en los índices de satisfacción, así como el aumento de la eficiencia en los procesos internos y la disminución de costos operativos.</text:span></text:p>
      <text:p text:style-name="P6"><text:span text:style-name="Strong_20_Emphasis"><text:span text:style-name="T1">Segmentos de Clientes:</text:span></text:span><text:span text:style-name="T1"><text:line-break/>El servicio está dirigido a pequeñas y medianas empresas, especialmente en sectores tecnológicos y comerciales, que buscan modernizar sus procesos internos y optimizar la </text:span><text:soft-page-break/><text:span text:style-name="T1">gestión de sus relaciones con los clientes.</text:span></text:p>
      <text:p text:style-name="P6"><text:span text:style-name="Strong_20_Emphasis"><text:span text:style-name="T1">Ingresos:</text:span></text:span><text:span text:style-name="T1"><text:line-break/>El modelo de negocio se basa en suscripciones mensuales o anuales para el uso de la plataforma digital, complementado con ingresos generados por servicios de consultoría, implementaciones personalizadas y soporte técnico.</text:span></text:p>
      <text:p text:style-name="P6"><text:span text:style-name="Strong_20_Emphasis"><text:span text:style-name="T1">Costes:</text:span></text:span><text:span text:style-name="T1"><text:line-break/>La inversión se centra en el desarrollo e implementación del software, la capacitación del personal y el mantenimiento continuo de la infraestructura tecnológica, asegurando una solución robusta y actualizada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4M6S</meta:editing-duration>
    <meta:editing-cycles>9</meta:editing-cycles>
    <meta:generator>OpenOffice/4.1.15$Win32 OpenOffice.org_project/4115m2$Build-9813</meta:generator>
    <dc:date>2025-02-19T14:16:06.29</dc:date>
    <dc:creator>EAG </dc:creator>
    <meta:document-statistic meta:table-count="0" meta:image-count="0" meta:object-count="0" meta:page-count="2" meta:paragraph-count="14" meta:word-count="436" meta:character-count="3022"/>
    <meta:user-defined meta:name="Info 1"/>
    <meta:user-defined meta:name="Info 2"/>
    <meta:user-defined meta:name="Info 3"/>
    <meta:user-defined meta:name="Info 4"/>
  </office:meta>
</office:document-meta>
</file>